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2:00:00" calcext:value-type="date">
            <text:p>2021-07-26T12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2:59:59.999999" calcext:value-type="date">
            <text:p>2021-07-26T13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3:59:59.999999" calcext:value-type="date">
            <text:p>2021-07-26T14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4:59:59.999998" calcext:value-type="date">
            <text:p>2021-07-26T15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5:59:59.999998" calcext:value-type="date">
            <text:p>2021-07-26T16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6:59:59.999997" calcext:value-type="date">
            <text:p>2021-07-26T17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7:59:59.999997" calcext:value-type="date">
            <text:p>2021-07-26T18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8:59:59.999996" calcext:value-type="date">
            <text:p>2021-07-26T19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19:59:59.999995" calcext:value-type="date">
            <text:p>2021-07-26T20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20:59:59.999995" calcext:value-type="date">
            <text:p>2021-07-26T21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21:59:59.999994" calcext:value-type="date">
            <text:p>2021-07-26T22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22:59:59.999994" calcext:value-type="date">
            <text:p>2021-07-26T23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6T23:59:59.999993" calcext:value-type="date">
            <text:p>2021-07-27T00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0:59:59.999992" calcext:value-type="date">
            <text:p>2021-07-27T01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1:59:59.999992" calcext:value-type="date">
            <text:p>2021-07-27T02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2:59:59.999991" calcext:value-type="date">
            <text:p>2021-07-27T03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3:59:59.999991" calcext:value-type="date">
            <text:p>2021-07-27T04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4:59:59.99999" calcext:value-type="date">
            <text:p>2021-07-27T05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5:59:59.99999" calcext:value-type="date">
            <text:p>2021-07-27T06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6:59:59.999989" calcext:value-type="date">
            <text:p>2021-07-27T07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7:59:59.999988" calcext:value-type="date">
            <text:p>2021-07-27T08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8:59:59.999988" calcext:value-type="date">
            <text:p>2021-07-27T09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09:59:59.999987" calcext:value-type="date">
            <text:p>2021-07-27T10:00: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27T10:59:59.999987" calcext:value-type="date">
            <text:p>2021-07-27T11:00:00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5:06:37.224498719</meta:creation-date>
    <dc:date>2021-07-28T15:14:05.151351204</dc:date>
    <meta:editing-duration>PT7M29S</meta:editing-duration>
    <meta:editing-cycles>1</meta:editing-cycles>
    <meta:document-statistic meta:table-count="1" meta:cell-count="76" meta:object-count="0"/>
    <meta:generator>LibreOffice/6.0.7.3$Linux_X86_64 LibreOffice_project/00m0$Build-3</meta:generator>
  </office:meta>
</office:document-meta>
</file>